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1 – Criptografía Simétrica</text:p>
      <text:p text:style-name="Subtitle">Primer parte</text:p>
      <text:p text:style-name="Standard"/>
      <text:list xml:id="list4938388259866222197" text:style-name="L1">
        <text:list-item>
          <text:p text:style-name="P1">Resuelto en <text:a xlink:type="simple" xlink:href="https://github.com/poximan/ARS/tree/master/tp1/caesar" text:style-name="Internet_20_link" text:visited-style-name="Visited_20_Internet_20_Link">https://github.com/poximan/ARS/tree/master/tp1/caesar</text:a></text:p>
        </text:list-item>
        <text:list-item>
          <text:p text:style-name="P1">Resuelto en <text:a xlink:type="simple" xlink:href="https://github.com/poximan/ARS/tree/master/tp1/hack_caesar" text:style-name="Internet_20_link" text:visited-style-name="Visited_20_Internet_20_Link">https://github.com/poximan/ARS/tree/master/tp1/hack_caesar</text:a></text:p>
        </text:list-item>
        <text:list-item>
          <text:p text:style-name="P1">Resuelto en <text:a xlink:type="simple" xlink:href="https://github.com/poximan/ARS/tree/master/tp1/caesar" text:style-name="Internet_20_link" text:visited-style-name="Visited_20_Internet_20_Link">https://github.com/poximan/ARS/tree/master/tp1/caesar</text:a></text:p>
        </text:list-item>
      </text:list>
      <text:p text:style-name="Standard"/>
      <text:p text:style-name="Standard">Para todos los casos anteriores, clonar <text:a xlink:type="simple" xlink:href="https://github.com/poximan/ARS.git" text:style-name="Internet_20_link" text:visited-style-name="Visited_20_Internet_20_Link">https://github.com/poximan/ARS.git</text:a></text:p>
      <text:p text:style-name="Standard"/>
      <text:list xml:id="list40585004" text:continue-numbering="true" text:style-name="L1">
        <text:list-item>
          <text:p text:style-name="P1">Cifrar la frase</text:p>
          <text:p text:style-name="P1">“Vivir solo cuesta vida” con el cifrador de Hill con la matriz ((11, 8) (3, 7)) y luego descifrarla. Detallar todos los pasos.</text:p>
        </text:list-item>
      </text:list>
      <text:p text:style-name="Standard"/>
      <text:list xml:id="list40582106" text:continue-numbering="true" text:style-name="L1">
        <text:list-item>
          <text:p text:style-name="P1">Si se aplica dos veces el cifrador Affine, ¿se mejora la seguridad?</text:p>
        </text:list-item>
      </text:list>
      <text:p text:style-name="Standard"/>
      <text:list xml:id="list40582816" text:continue-numbering="true" text:style-name="L1">
        <text:list-item>
          <text:p text:style-name="P1">¿Qué protocolos populares utilizan cifrado DES?</text:p>
        </text:list-item>
      </text:list>
      <text:list xml:id="list9016550323627054549" text:style-name="L3">
        <text:list-item>
          <text:p text:style-name="P2">IPSec</text:p>
        </text:list-item>
        <text:list-item>
          <text:p text:style-name="P2">IKE (Internet Key Exchange)</text:p>
        </text:list-item>
      </text:list>
      <text:p text:style-name="Standard"><text:a xlink:type="simple" xlink:href="https://books.google.com.ar/books?id=WHg9YgZkx8YC" text:style-name="Internet_20_link" text:visited-style-name="Visited_20_Internet_20_Link">https://books.google.com.ar/books?id=WHg9YgZkx8YC</text:a> (caps 19 y 2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language="es" fo:country="ES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language="es" fo:country="ES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go donato</meta:initial-creator>
    <meta:creation-date>2018-04-16T19:48:05.34</meta:creation-date>
    <dc:date>2018-04-16T20:40:16.33</dc:date>
    <dc:creator>hugo donato</dc:creator>
    <meta:editing-duration>PT52M10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3" meta:word-count="85" meta:character-count="680"/>
  </office:meta>
</office:document-meta>
</file>